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asyReadingPRO" officeooo:rsid="000f15fe" officeooo:paragraph-rsid="000f15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y Alex</text:p>
      <text:p text:style-name="P1">1) Sceglie se lavorare su turni di cucina o di servizio</text:p>
      <text:p text:style-name="P1">2) Sceglie una data sul calendario</text:p>
      <text:p text:style-name="P1">3) Inserisce un turno indicando la periodicità, il luogo e la durata</text:p>
      <text:p text:style-name="P1">4) Se è in definizione un turno di servizio può impostare una data limite per togliere la disponibilità</text:p>
      <text:p text:style-name="P1">5) Se necessario modifica e/o elimina un turno o un gruppo di turni </text:p>
      <text:p text:style-name="P1">6) Se soddisfatto prosegue, altrimenti torna al passo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0T08:42:14.903000000</dc:date>
    <meta:editing-duration>PT10M14S</meta:editing-duration>
    <meta:editing-cycles>1</meta:editing-cycles>
    <meta:document-statistic meta:table-count="0" meta:image-count="0" meta:object-count="0" meta:page-count="1" meta:paragraph-count="7" meta:word-count="72" meta:character-count="398" meta:non-whitespace-character-count="332"/>
    <meta:generator>LibreOffice/7.1.2.2$Windows_X86_64 LibreOffice_project/8a45595d069ef5570103caea1b71cc9d82b2aae4</meta:generator>
  </office:meta>
</office:document-meta>
</file>